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La bóveda del lago y la Esfera de los Mil Espíritus</text:span></text:h>
      <text:p text:style-name="Text_20_body">Elara irrumpió en la bóveda del lago subterráneo con el corazón desbocado y los pulmones ardiendo por la carrera. <text:span text:style-name="Strong_20_Emphasis">La penumbra</text:span> del lugar la envolvió de inmediato, sofocante, opresiva. El débil resplandor de unas pocas antorchas colgadas en las paredes de piedra apenas iluminaba el espacio cavernoso. El agua negra del lago yacía inmóvil como un espejo de tinta, reflejando las sombras danzantes de las llamas.</text:p>
      <text:p text:style-name="Text_20_body">El eco de sus pasos resonaba en la plataforma de madera que bordeaba el lago, mientras sus ojos buscaban desesperadamente la palanca. Todo estaba envuelto en una penumbra que convertía cada rincón en un potencial escondite de horrores. <text:span text:style-name="Strong_20_Emphasis">La sensación de ser observada</text:span> no la abandonaba.</text:p>
      <text:p text:style-name="Text_20_body">Al fin, allí estaba: una gran palanca de hierro, instalada al final de la plataforma, parcialmente oculta en las sombras. Estaba anclada al suelo junto a una gruesa cadena que la sujetaba firmemente en su lugar. <text:span text:style-name="Strong_20_Emphasis">No había tiempo que perder.</text:span></text:p>
      <text:p text:style-name="Horizontal_20_Line"/>
      <text:h text:style-name="Heading_20_3" text:outline-level="3"><text:span text:style-name="Strong_20_Emphasis">La cadena y la desesperación</text:span></text:h>
      <text:p text:style-name="Text_20_body">Elara corrió hacia la palanca, resbalando ligeramente en la húmeda superficie de la plataforma. Se lanzó sobre ella con toda su fuerza, pero la cadena no cedió. <text:span text:style-name="Strong_20_Emphasis">Un sonido</text:span> —un susurro creciente, como un murmullo que traía consigo la promesa de muerte— llegó desde las escaleras.</text:p>
      <text:p text:style-name="Text_20_body">Se giró y lo vio: una <text:span text:style-name="Strong_20_Emphasis">luz verde oscura</text:span> comenzaba a descender lentamente. Era un parpadeo pulsante, malévolo, como si el aire mismo vibrara con su presencia. Con cada pulso, la bóveda se iluminaba más, y las sombras danzaban frenéticamente en las paredes, como criaturas atrapadas que luchaban por escapar.</text:p>
      <text:p text:style-name="Text_20_body">Elara volvió a la palanca. Sus manos temblorosas intentaron deshacer la cadena, pero los eslabones eran demasiado gruesos, demasiado sólidos. Gritó de frustración, sintiendo el frío del pánico envolver su pecho. <text:span text:style-name="Strong_20_Emphasis">El tiempo se agotaba.</text:span></text:p>
      <text:p text:style-name="Text_20_body">Su espada.</text:p>
      <text:p text:style-name="Text_20_body">La desenvainó y, con un grito que contenía tanto miedo como rabia, descargó un golpe contra la cadena. El metal resonó como un lamento, y los eslabones se partieron, cayendo al suelo con un sonido seco.</text:p>
      <text:p text:style-name="Text_20_body">Pero la luz verde estaba cada vez más cerca. <text:span text:style-name="Strong_20_Emphasis">Un latido oscuro</text:span>, un pulso ominoso, llenaba el aire. Elara no se atrevió a mirar atrás.</text:p>
      <text:p text:style-name="Text_20_body">Empujó la palanca con toda la fuerza que el terror le daba, pero no se movió. <text:span text:style-name="Strong_20_Emphasis">Un sonido de engranajes oxidados</text:span>, como si el mecanismo mismo se resistiera a ser usado después de siglos de inactividad. Lo intentó de nuevo, sus músculos ardiendo, sus manos resbalando por el sudor. Con un crujido desgarrador, la palanca finalmente cedió, y un sonido profundo de agua fluyendo resonó en la bóveda.</text:p>
      <text:p text:style-name="Text_20_body"><text:soft-page-break/>Corrió hacia el borde del lago, su mirada clavada en la superficie. El agua comenzaba a moverse, cayendo hacia un nivel inferior, pero apenas perceptible. Cada segundo era eterno, y Elara sabía que no tenía tiempo. <text:span text:style-name="Strong_20_Emphasis">El horror estaba aquí.</text:span></text:p>
      <text:p text:style-name="Horizontal_20_Line"/>
      <text:h text:style-name="Heading_20_3" text:outline-level="3"><text:span text:style-name="Strong_20_Emphasis">La Esfera de los Mil Espíritus</text:span></text:h>
      <text:p text:style-name="Text_20_body">Algo se movió en la entrada de las escaleras.</text:p>
      <text:p text:style-name="Text_20_body">Elara se giró lentamente, su respiración detenida. Lo que vio la dejó helada. Una <text:span text:style-name="Strong_20_Emphasis">esfera de cristal verde oscuro</text:span> flotaba en el aire, girando lentamente sobre sí misma. Su superficie parecía líquida, ondulante, pero sólida al mismo tiempo.</text:p>
      <text:p text:style-name="Text_20_body">Desde su interior, una luz pulsante emergía, lanzando destellos de un verde antinatural que parecía devorar cualquier otra forma de luz. Elara se quedó inmóvil, paralizada, mientras la esfera comenzaba a avanzar lentamente hacia ella.</text:p>
      <text:p text:style-name="Text_20_body">Y entonces lo vio: <text:span text:style-name="Strong_20_Emphasis">caras</text:span> atrapadas dentro del cristal, retorciéndose, luchando por salir. Rostros humanos, con expresiones de un dolor infinito, giraban en espiral dentro de la esfera, sus bocas abiertas en gritos silenciosos. Un coro de voces desgarradas llenó el aire, como si sus almas gritaran desde un lugar entre mundos.</text:p>
      <text:p text:style-name="Text_20_body">Elara sintió cómo el pánico le subía por la garganta. Recordó haber visto un dibujo de algo parecido en uno de los libros de la biblioteca. <text:span text:style-name="Strong_20_Emphasis">“La Esfera de los Mil Espíritus”</text:span>, pensó, mientras un escalofrío recorría su cuerpo.</text:p>
      <text:p text:style-name="Text_20_body">La esfera se acercaba lentamente, flotando con una calma que contrastaba con el caos que emanaba de su interior. Cada pulso de luz parecía succionar la esperanza del ambiente, dejándolo más oscuro, más frío.</text:p>
      <text:p text:style-name="Text_20_body">Elara retrocedió, su espalda choco contra la pared de la bóveda. No podía escapar. <text:span text:style-name="Strong_20_Emphasis">El lago no bajaría lo suficiente a tiempo.</text:span></text:p>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26T17:11:24.071000000</meta:creation-date>
    <dc:date>2025-01-26T17:17:20.545000000</dc:date>
    <meta:editing-duration>PT5M57S</meta:editing-duration>
    <meta:editing-cycles>1</meta:editing-cycles>
    <meta:document-statistic meta:table-count="0" meta:image-count="0" meta:object-count="0" meta:page-count="2" meta:paragraph-count="21" meta:word-count="706" meta:character-count="4227" meta:non-whitespace-character-count="3542"/>
    <meta:generator>LibreOffice/7.3.5.2$Windows_X86_64 LibreOffice_project/184fe81b8c8c30d8b5082578aee2fed2ea847c01</meta:generator>
  </office:meta>
</office:document-meta>
</file>